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d3aa" officeooo:paragraph-rsid="0019d3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okkalo g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8T15:04:59.186317300</meta:creation-date>
    <dc:date>2025-12-28T15:05:06.350616200</dc:date>
    <meta:editing-duration>PT7S</meta:editing-duration>
    <meta:editing-cycles>1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